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38e6" officeooo:paragraph-rsid="00153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do Banco de dados MedCal:</text:p>
      <text:p text:style-name="P1"/>
      <text:p text:style-name="P1">--1. Consultas Basicas</text:p>
      <text:p text:style-name="P1"/>
      <text:p text:style-name="P1">-- Inserindo pacientes</text:p>
      <text:p text:style-name="P1">INSERT INTO pacientes (nome, email, telefone) VALUES</text:p>
      <text:p text:style-name="P1">('Maria Silva', 'maria@email.com', '11999991111'),</text:p>
      <text:p text:style-name="P1">('João Santos', 'joao@email.com', '11999992222'),</text:p>
      <text:p text:style-name="P1">('Ana Oliveira', 'ana@email.com', '11999993333');</text:p>
      <text:p text:style-name="P1"/>
      <text:p text:style-name="P1">SELECT * FROM pacientes</text:p>
      <text:p text:style-name="P1"/>
      <text:p text:style-name="P1">-- Inserindo médicos (já temos a estrutura básica)</text:p>
      <text:p text:style-name="P1">INSERT INTO medicos (nome) VALUES</text:p>
      <text:p text:style-name="P1">('Dr. Ricardo Souza'),</text:p>
      <text:p text:style-name="P1">('Dra. Carla Mendes'),</text:p>
      <text:p text:style-name="P1">('Dr. Felipe Santos');</text:p>
      <text:p text:style-name="P1"/>
      <text:p text:style-name="P1">SELECT * FROM medicos</text:p>
      <text:p text:style-name="P1"/>
      <text:p text:style-name="P1">-- Inserindo especialidades</text:p>
      <text:p text:style-name="P1">INSERT INTO especialidades (nome) VALUES</text:p>
      <text:p text:style-name="P1">('Cardiologia'),</text:p>
      <text:p text:style-name="P1">('Dermatologia'),</text:p>
      <text:p text:style-name="P1">('Clínico Geral');</text:p>
      <text:p text:style-name="P1"/>
      <text:p text:style-name="P1">SELECT * FROM especialidades</text:p>
      <text:p text:style-name="P1"/>
      <text:p text:style-name="P1">-- Associando médicos às especialidades</text:p>
      <text:p text:style-name="P1">INSERT INTO medicos_especialidades (id_medico, id_especialidade) VALUES</text:p>
      <text:p text:style-name="P1">(7, 7), -- Dr. Ricardo - Cardiologia</text:p>
      <text:p text:style-name="P1">(8, 8), -- Dra. Carla - Dermatologia</text:p>
      <text:p text:style-name="P1">(9, 9); -- Dr. Felipe - Clínico Geral</text:p>
      <text:p text:style-name="P1"/>
      <text:p text:style-name="P1"/>
      <text:p text:style-name="P1">SELECT * FROM medicos_especialidades</text:p>
      <text:p text:style-name="P1"/>
      <text:p text:style-name="P1">-- Inserindo algumas consultas</text:p>
      <text:p text:style-name="P1">INSERT INTO consultas (data, horario, preco, id_paciente, id_medico) VALUES</text:p>
      <text:p text:style-name="P1">('2024-10-25', '09:00', 200.00, 8, 7),</text:p>
      <text:p text:style-name="P1">('2024-10-25', '10:00', 180.00, 9, 8),</text:p>
      <text:p text:style-name="P1">('2024-10-25', '14:00', 150.00, 10, 9);</text:p>
      <text:p text:style-name="P1"/>
      <text:p text:style-name="P1">SELECT * FROM consultas</text:p>
      <text:p text:style-name="P1"/>
      <text:p text:style-name="P1">-- Inserindo pagamentos</text:p>
      <text:p text:style-name="P1">INSERT INTO pagamentos (id_consulta, metodo_pagamento, status_pagamento, valor_pago) VALUES</text:p>
      <text:p text:style-name="P1">(1, 'PIX', 'CONFIRMADO', 200.00),</text:p>
      <text:p text:style-name="P1">(2, 'CARTAO', 'PENDENTE', 180.00),</text:p>
      <text:p text:style-name="P1">(3, 'DINHEIRO', 'CONFIRMADO', 150.00);</text:p>
      <text:p text:style-name="P1"/>
      <text:p text:style-name="P1"><text:soft-page-break/></text:p>
      <text:p text:style-name="P1">SELECT * FROM pagamentos</text:p>
      <text:p text:style-name="P1"/>
      <text:p text:style-name="P1">--2 Listar todos os médicos e suas especialidades</text:p>
      <text:p text:style-name="P1">SELECT </text:p>
      <text:p text:style-name="P1"><text:s text:c="4"/>m.nome AS medico, </text:p>
      <text:p text:style-name="P1"><text:s text:c="4"/>e.nome AS especialidade</text:p>
      <text:p text:style-name="P1">FROM medicos m</text:p>
      <text:p text:style-name="P1">JOIN medicos_especialidades me ON m.id = me.id_medico</text:p>
      <text:p text:style-name="P1">JOIN especialidades e ON e.id = me.id_especialidade;</text:p>
      <text:p text:style-name="P1"/>
      <text:p text:style-name="P1"/>
      <text:p text:style-name="P1">--3 Listar todas as consultas agendadas com informações completas</text:p>
      <text:p text:style-name="P1">SELECT </text:p>
      <text:p text:style-name="P1"><text:s text:c="4"/>c.id AS id_consulta,</text:p>
      <text:p text:style-name="P1"><text:s text:c="4"/>p.nome AS paciente,</text:p>
      <text:p text:style-name="P1"><text:s text:c="4"/>m.nome AS medico,</text:p>
      <text:p text:style-name="P1"><text:s text:c="4"/>c.data,</text:p>
      <text:p text:style-name="P1"><text:s text:c="4"/>c.horario,</text:p>
      <text:p text:style-name="P1"><text:s text:c="4"/>c.preco</text:p>
      <text:p text:style-name="P1">FROM consultas c</text:p>
      <text:p text:style-name="P1">JOIN pacientes p ON c.id_paciente = p.id</text:p>
      <text:p text:style-name="P1">JOIN medicos m ON c.id_medico = m.id;</text:p>
      <text:p text:style-name="P1"/>
      <text:p text:style-name="P1">--4. Listar consultas agendadas de um determinado médico</text:p>
      <text:p text:style-name="P1">SELECT </text:p>
      <text:p text:style-name="P1"><text:s text:c="4"/>c.id AS id_consulta,</text:p>
      <text:p text:style-name="P1"><text:s text:c="4"/>p.nome AS paciente,</text:p>
      <text:p text:style-name="P1"><text:s text:c="4"/>c.data,</text:p>
      <text:p text:style-name="P1"><text:s text:c="4"/>c.horario,</text:p>
      <text:p text:style-name="P1"><text:s text:c="4"/>c.preco</text:p>
      <text:p text:style-name="P1">FROM consultas c</text:p>
      <text:p text:style-name="P1">JOIN pacientes p ON c.id_paciente = p.id</text:p>
      <text:p text:style-name="P1">JOIN medicos m ON c.id_medico = m.id</text:p>
      <text:p text:style-name="P1">WHERE m.nome = 'Dr. Ricardo Souza';</text:p>
      <text:p text:style-name="P1"/>
      <text:p text:style-name="P1">--5. Listar pagamentos pendentes</text:p>
      <text:p text:style-name="P1">SELECT </text:p>
      <text:p text:style-name="P1"><text:s text:c="4"/>pg.id AS id_pagamento,</text:p>
      <text:p text:style-name="P1"><text:s text:c="4"/>p.nome AS paciente,</text:p>
      <text:p text:style-name="P1"><text:s text:c="4"/>c.data AS data_consulta,</text:p>
      <text:p text:style-name="P1"><text:s text:c="4"/>pg.metodo_pagamento,</text:p>
      <text:p text:style-name="P1"><text:s text:c="4"/>pg.valor_pago,</text:p>
      <text:p text:style-name="P1"><text:s text:c="4"/>pg.status_pagamento</text:p>
      <text:p text:style-name="P1">FROM pagamentos pg</text:p>
      <text:p text:style-name="P1">JOIN consultas c ON pg.id_consulta = c.id</text:p>
      <text:p text:style-name="P1">JOIN pacientes p ON c.id_paciente = p.id</text:p>
      <text:p text:style-name="P1">WHERE pg.status_pagamento = 'PENDENTE';</text:p>
      <text:p text:style-name="P1"/>
      <text:p text:style-name="P1">--6. Verificar horários disponíveis de um médico em um determinado dia</text:p>
      <text:p text:style-name="P1">SELECT * FROM verificar_disponibilidade(7, '2024-10-25'); -- Não esta funcionado pois não é suportado</text:p>
      <text:p text:style-name="P1"><text:soft-page-break/></text:p>
      <text:p text:style-name="P1">--7. Verificar consultas de um paciente específico</text:p>
      <text:p text:style-name="P1">SELECT </text:p>
      <text:p text:style-name="P1"><text:s text:c="4"/>c.id AS id_consulta,</text:p>
      <text:p text:style-name="P1"><text:s text:c="4"/>m.nome AS medico,</text:p>
      <text:p text:style-name="P1"><text:s text:c="4"/>c.data,</text:p>
      <text:p text:style-name="P1"><text:s text:c="4"/>c.horario,</text:p>
      <text:p text:style-name="P1"><text:s text:c="4"/>c.preco</text:p>
      <text:p text:style-name="P1">FROM consultas c</text:p>
      <text:p text:style-name="P1">JOIN medicos m ON c.id_medico = m.id</text:p>
      <text:p text:style-name="P1">JOIN pacientes p ON c.id_paciente = p.id</text:p>
      <text:p text:style-name="P1">WHERE p.nome = 'Maria Silva';</text:p>
      <text:p text:style-name="P1"/>
      <text:p text:style-name="P1">--8 Listar especialidades e quantos médicos estão associados a cada uma</text:p>
      <text:p text:style-name="P1">SELECT </text:p>
      <text:p text:style-name="P1"><text:s text:c="4"/>e.nome AS especialidade, </text:p>
      <text:p text:style-name="P1"><text:s text:c="4"/>COUNT(me.id_medico) AS total_medicos</text:p>
      <text:p text:style-name="P1">FROM especialidades e</text:p>
      <text:p text:style-name="P1">JOIN medicos_especialidades me ON e.id = me.id_especialidade</text:p>
      <text:p text:style-name="P1">GROUP BY e.nom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6:51:24.359000000</meta:creation-date>
    <dc:date>2024-10-22T16:52:16.635000000</dc:date>
    <meta:editing-duration>PT52S</meta:editing-duration>
    <meta:editing-cycles>1</meta:editing-cycles>
    <meta:document-statistic meta:table-count="0" meta:image-count="0" meta:object-count="0" meta:page-count="3" meta:paragraph-count="99" meta:word-count="425" meta:character-count="3118" meta:non-whitespace-character-count="2688"/>
    <meta:generator>LibreOffice/24.2.4.2$Windows_X86_64 LibreOffice_project/51a6219feb6075d9a4c46691dcfe0cd9c4fff3c2</meta:generator>
  </office:meta>
</office:document-meta>
</file>